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Arial2" svg:font-family="Arial" style:font-family-generic="swiss"/>
    <style:font-face style:name="FreeSans1" svg:font-family="FreeSans" style:font-family-generic="swiss"/>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Arial2" fo:font-size="12pt" officeooo:rsid="0010f4a1" officeooo:paragraph-rsid="000d92ec" style:font-size-asian="12pt" style:font-size-complex="12pt"/>
    </style:style>
    <style:style style:name="P2" style:family="paragraph" style:parent-style-name="Standard">
      <style:text-properties style:font-name="Arial2" fo:font-size="12pt" officeooo:paragraph-rsid="000d92ec" style:font-size-asian="12pt" style:font-size-complex="12pt"/>
    </style:style>
    <style:style style:name="P3" style:family="paragraph" style:parent-style-name="Standard">
      <style:text-properties style:font-name="Arial2" fo:font-size="12pt" officeooo:rsid="000f4d64" officeooo:paragraph-rsid="00100744" style:font-size-asian="12pt" style:font-size-complex="12pt"/>
    </style:style>
    <style:style style:name="P4" style:family="paragraph" style:parent-style-name="Standard">
      <style:text-properties style:font-name="Arial2" fo:font-size="12pt" officeooo:rsid="000f4d64" officeooo:paragraph-rsid="000f4d64" style:font-size-asian="12pt" style:font-size-complex="12pt"/>
    </style:style>
    <style:style style:name="P5" style:family="paragraph" style:parent-style-name="Standard">
      <style:text-properties style:font-name="Arial2" fo:font-size="12pt" officeooo:rsid="0010f525" officeooo:paragraph-rsid="0010f525" style:font-size-asian="12pt" style:font-size-complex="12pt"/>
    </style:style>
    <style:style style:name="P6" style:family="paragraph" style:parent-style-name="Standard">
      <style:text-properties fo:color="#000000" style:font-name="Arial2" fo:font-size="12pt" officeooo:rsid="005be0fe" officeooo:paragraph-rsid="000d92ec" style:font-size-asian="12pt" style:font-size-complex="12pt"/>
    </style:style>
    <style:style style:name="P7" style:family="paragraph" style:parent-style-name="Standard">
      <style:text-properties fo:color="#000000" style:font-name="Noto Sans CJK KR Light" fo:font-size="10.5pt" officeooo:rsid="008591f0" officeooo:paragraph-rsid="0010f525" style:font-size-asian="10.5pt" style:font-size-complex="10.5pt"/>
    </style:style>
    <style:style style:name="T1" style:family="text">
      <style:text-properties fo:color="#000000" officeooo:rsid="00818c44"/>
    </style:style>
    <style:style style:name="T2" style:family="text">
      <style:text-properties fo:color="#000000" officeooo:rsid="005be0fe"/>
    </style:style>
    <style:style style:name="T3" style:family="text">
      <style:text-properties fo:color="#000000" officeooo:rsid="0013ab6d"/>
    </style:style>
    <style:style style:name="T4" style:family="text">
      <style:text-properties officeooo:rsid="00100744"/>
    </style:style>
    <style:style style:name="T5" style:family="text">
      <style:text-properties officeooo:rsid="0010f525"/>
    </style:style>
    <style:style style:name="T6" style:family="text">
      <style:text-properties officeooo:rsid="0013ab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e page answering the following 4 questions (MS Word o<text:span text:style-name="T6">r</text:span> PDF): </text:p>
      <text:p text:style-name="P2"/>
      <text:p text:style-name="P2">1) Transformation: How will each project transform health care delivery?</text:p>
      <text:p text:style-name="P1"><text:span text:style-name="T5">Our project </text:span>will <text:span text:style-name="T1">enable local and </text:span>provincial <text:span text:style-name="T1">hospitals and </text:span>Local Health Integration Networks (LHINs)<text:span text:style-name="T1"> to build their own high-quality, safe and affordab</text:span>le medical devices<text:span text:style-name="T1">. </text:span>This allows for better supply chain management, reduces repair costs, and minimizes time during which equipment is inoperable. This will result in significant cost savings for clinics, hospitals and LHINs.</text:p>
      <text:p text:style-name="P2"><text:span text:style-name="T1">T</text:span><text:span text:style-name="T2">he availability of research-validated open source designs will also allow current low-cost manufacturers to re-enter the market with higher quality devices and will exert overall downward pressure on commodity pulse oximeter costs. The availability of high quality generic brands will in turn exert pressure on premium brand manufacturers to match or reduce prices. </text:span></text:p>
      <text:p text:style-name="P6"/>
      <text:p text:style-name="P2">2) Adoptability: Can the project be adopted by other centres to improve outcomes?</text:p>
      <text:p text:style-name="P3"><text:span text:style-name="T6">Yes. The core of our project</text:span> <text:span text:style-name="T6">is </text:span>adaptab<text:span text:style-name="T6">i</text:span>l<text:span text:style-name="T6">ity to local conditions based on need and available human and technical resources</text:span>. <text:span text:style-name="T6">O</text:span>ur project <text:span text:style-name="T6">allows </text:span>under<text:span text:style-name="T4">serviced hospitals and clinics to access, own and maintain high-quality pulse oximeters with decreased cost burden. </text:span><text:span text:style-name="T2">Our project will aid hospitals and LHINs in the direct manufacture of this device, </text:span><text:span text:style-name="T3">as well as provide them support in training engineers in the required techniques.</text:span></text:p>
      <text:p text:style-name="P4"/>
      <text:p text:style-name="P2">3) Multi-site: Does the project include other sites, other GOs or other partners?</text:p>
      <text:p text:style-name="P5"><text:span text:style-name="T6">Yes. The </text:span>project <text:span text:style-name="T6">involves London Health Sciences – University Campus, LHSC – Victoria Campus, Saint Joseph's Health Centre – Grosvenor Campus. </text:span><text:s/></text:p>
      <text:p text:style-name="P7"><text:s/></text:p>
      <text:p text:style-name="P2">4) Outcome: Will the results obtained convince other institutions to adopt the new approach?</text:p>
      <text:p text:style-name="P5">Yes. If the results <text:span text:style-name="T6">of our calibration and validation studies show that the</text:span> pulse oximeter <text:span text:style-name="T6">is equivalent in quality to premium brand devices</text:span>, we expect other institutions will be interested for a number of reasons:</text:p>
      <text:p text:style-name="P5">- <text:span text:style-name="T6">W</text:span>ill allow for better access to an important, life-saving medical device</text:p>
      <text:p text:style-name="P5">- <text:span text:style-name="T6">Will </text:span>provide significant cost savings</text:p>
      <text:p text:style-name="P5">- <text:span text:style-name="T6">Will give the </text:span>ability to produce and repair devices as needed, with <text:span text:style-name="T6">minimal</text:span> cost or logistical barriers</text:p>
      <text:p text:style-name="P5">- <text:span text:style-name="T6">Will foster innovation within other hospitals and LHINs and provide opportunity for further development and needs-based custom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Arial2" svg:font-family="Arial" style:font-family-generic="swiss"/>
    <style:font-face style:name="FreeSans1" svg:font-family="FreeSans" style:font-family-generic="swiss"/>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3"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3" style:font-family-complex="Arial" style:font-family-generic-complex="system"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3" style:font-family-complex="Arial" style:font-family-generic-complex="system"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3" style:font-family-complex="Arial" style:font-family-generic-complex="system"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1:17:48.601739761</meta:creation-date>
    <dc:date>2017-10-31T07:13:47.263355324</dc:date>
    <meta:editing-duration>PT12M45S</meta:editing-duration>
    <meta:editing-cycles>3</meta:editing-cycles>
    <meta:generator>LibreOffice/5.4.1.2$Linux_X86_64 LibreOffice_project/40m0$Build-2</meta:generator>
    <dc:creator>Tarek Loubani</dc:creator>
    <meta:document-statistic meta:table-count="0" meta:image-count="0" meta:object-count="0" meta:page-count="1" meta:paragraph-count="15" meta:word-count="341" meta:character-count="2272" meta:non-whitespace-character-count="1937"/>
  </office:meta>
</office:document-meta>
</file>